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paragraph-rsid="00075b11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18pt" officeooo:rsid="0006377d" officeooo:paragraph-rsid="0006377d" style:font-size-asian="18pt" style:font-size-complex="18pt"/>
    </style:style>
    <style:style style:name="T1" style:family="text">
      <style:text-properties officeooo:rsid="00075b11"/>
    </style:style>
    <style:style style:name="T2" style:family="text">
      <style:text-properties officeooo:rsid="000c0c7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sycopg2</text:p>
      <text:p text:style-name="P4">Exercise 7</text:p>
      <text:p text:style-name="P4"/>
      <text:p text:style-name="P1">1) Create a connection with PostgreSQL database from Python.</text:p>
      <text:p text:style-name="P1"/>
      <text:p text:style-name="P1"/>
      <text:p text:style-name="P2"><text:tab/><text:span text:style-name="T1">Import psycopg2</text:span></text:p>
      <text:p text:style-name="P2"><text:tab/>conn = psycopg2.connect(database='employeedb',user='asad',password='1234')</text:p>
      <text:p text:style-name="P1"><text:tab/></text:p>
      <text:p text:style-name="P1"><text:tab/></text:p>
      <text:p text:style-name="P1">2) Create a cursor from the connection.</text:p>
      <text:p text:style-name="P1"/>
      <text:p text:style-name="P1"><text:tab/><text:span text:style-name="T1">cr = conn.cursor() </text:span></text:p>
      <text:p text:style-name="P1"><text:tab/></text:p>
      <text:p text:style-name="P1">3) Create a table product wiht fields as id(primary key) automatically fetching value</text:p>
      <text:p text:style-name="P1">from sequence, name, cost price, sale price. Here name must be null and sale price</text:p>
      <text:p text:style-name="P1">must be greater than cost price.</text:p>
      <text:p text:style-name="P1"/>
      <text:p text:style-name="P1"><text:tab/>import psycopg2</text:p>
      <text:p text:style-name="P1"/>
      <text:p text:style-name="P1">conn = psycopg2.connect(database='employeedb',user='asad',password='1234')</text:p>
      <text:p text:style-name="P1">cr = conn.cursor()</text:p>
      <text:p text:style-name="P1">cr.execute("create table product (id int primary key default nextval('inc'), name varchar(50), cost_price int ,sell_price int check(sell_price &gt; cost_price))")</text:p>
      <text:p text:style-name="P1">conn.commit()</text:p>
      <text:p text:style-name="P1">cr.close()</text:p>
      <text:p text:style-name="P1">conn.close()</text:p>
      <text:p text:style-name="P1"><text:tab/></text:p>
      <text:p text:style-name="P1">4) Create a table category with id(primary key), code and name where code must be</text:p>
      <text:p text:style-name="P1">unique and name must not be null.</text:p>
      <text:p text:style-name="P1"/>
      <text:p text:style-name="P1"><text:tab/>import psycopg2</text:p>
      <text:p text:style-name="P1"/>
      <text:p text:style-name="P1">conn = psycopg2.connect(database='employeedb',user='asad',password='1234')</text:p>
      <text:p text:style-name="P1">cr = conn.cursor()</text:p>
      <text:p text:style-name="P1">cr.execute('create table category (id serial primary key, code int unique, name varchar(50) not null)')</text:p>
      <text:p text:style-name="P1">conn.commit()</text:p>
      <text:p text:style-name="P1">cr.close()</text:p>
      <text:p text:style-name="P1">conn.close()</text:p>
      <text:p text:style-name="P1"><text:tab/></text:p>
      <text:p text:style-name="P1">5) Add a foreign key for category in product table.</text:p>
      <text:p text:style-name="P1"/>
      <text:p text:style-name="P1"><text:tab/></text:p>
      <text:p text:style-name="P1"><text:soft-page-break/><text:tab/></text:p>
      <text:p text:style-name="P1">6) Insert 20 different realistic products.</text:p>
      <text:p text:style-name="P1"/>
      <text:p text:style-name="P1"><text:tab/></text:p>
      <text:p text:style-name="P1"><text:tab/></text:p>
      <text:p text:style-name="P1">7) Fetch all the products.</text:p>
      <text:p text:style-name="P1"/>
      <text:p text:style-name="P1"><text:tab/></text:p>
      <text:p text:style-name="P1"><text:tab/></text:p>
      <text:p text:style-name="P1">8) Fetch first product in the list.</text:p>
      <text:p text:style-name="P1"><text:tab/></text:p>
      <text:p text:style-name="P1"><text:tab/></text:p>
      <text:p text:style-name="P1">9) Fetch all the products and order by cost price.</text:p>
      <text:p text:style-name="P1"><text:tab/></text:p>
      <text:p text:style-name="P1">10) Fetch the product with the highest sale price.</text:p>
      <text:p text:style-name="P1"><text:tab/></text:p>
      <text:p text:style-name="P1">11) Update cost price of atleast 3 products.</text:p>
      <text:p text:style-name="P1"/>
      <text:p text:style-name="P1"><text:tab/></text:p>
      <text:p text:style-name="P1">12) Update cost price of atleast 2 products.</text:p>
      <text:p text:style-name="P1"><text:tab/><text:tab/></text:p>
      <text:p text:style-name="P1">13) Fetch all the records with updated values.</text:p>
      <text:p text:style-name="P1"><text:tab/></text:p>
      <text:p text:style-name="P1">14) Fetch id, name, cost price, sale price, category code, category name for all the</text:p>
      <text:p text:style-name="P1">products.</text:p>
      <text:p text:style-name="P1"/>
      <text:p text:style-name="P1"><text:tab/></text:p>
      <text:p text:style-name="P1">15) Close a cursor</text:p>
      <text:p text:style-name="P1"/>
      <text:p text:style-name="P1"><text:tab/><text:span text:style-name="T2">cr.close()</text:span></text:p>
      <text:p text:style-name="P1">16) Close a connection</text:p>
      <text:p text:style-name="P1"/>
      <text:p text:style-name="P1"><text:tab/><text:span text:style-name="T2">conn.close()</text:span></text:p>
      <text:p text:style-name="P1"/>
      <text:p text:style-name="P1"/>
      <text:p text:style-name="P1"/>
      <text:p text:style-name="P1"/>
      <text:p text:style-name="P1"/>
      <text:p text:style-name="P2"><text:tab/><text:span text:style-name="T1">Import psycopg2</text:span></text:p>
      <text:p text:style-name="P2"><text:tab/>conn = psycopg2.connect(database='employeedb',user='asad',password='1234')</text:p>
      <text:p text:style-name="P2"><text:tab/>cr = conn.cursor()</text:p>
      <text:p text:style-name="P2"><text:tab/>cr.execute('create table employee2 (id serial primary key,name <text:tab/>varchar(50),email varchar(50))')</text:p>
      <text:p text:style-name="P2"><text:tab/>conn.commit()</text:p>
      <text:p text:style-name="P2"><text:tab/>cr.close()</text:p>
      <text:p text:style-name="P2"><text:soft-page-break/><text:tab/>conn.close(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1T10:22:24.767867609</meta:creation-date>
    <dc:date>2020-12-21T15:50:00.049637824</dc:date>
    <meta:editing-duration>PT1H48M6S</meta:editing-duration>
    <meta:editing-cycles>3</meta:editing-cycles>
    <meta:generator>LibreOffice/6.4.2.2$Linux_X86_64 LibreOffice_project/40$Build-2</meta:generator>
    <meta:document-statistic meta:table-count="0" meta:image-count="0" meta:object-count="0" meta:page-count="3" meta:paragraph-count="67" meta:word-count="254" meta:character-count="1899" meta:non-whitespace-character-count="1657"/>
  </office:meta>
</office:document-meta>
</file>